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3f33" officeooo:paragraph-rsid="001f3f33"/>
    </style:style>
    <style:style style:name="P2" style:family="paragraph" style:parent-style-name="Standard">
      <style:text-properties style:font-name="Arial" fo:font-weight="bold" officeooo:rsid="001f3f33" officeooo:paragraph-rsid="001f3f33" style:font-weight-asian="bold" style:font-weight-complex="bold"/>
    </style:style>
    <style:style style:name="P3" style:family="paragraph" style:parent-style-name="Standard">
      <style:text-properties style:font-name="Arial" fo:font-weight="bold" officeooo:rsid="0020a9a6" officeooo:paragraph-rsid="0020a9a6" style:font-weight-asian="bold" style:font-weight-complex="bold"/>
    </style:style>
    <style:style style:name="P4" style:family="paragraph" style:parent-style-name="Standard">
      <style:text-properties style:font-name="Arial" fo:font-weight="bold" officeooo:rsid="003ea31b" officeooo:paragraph-rsid="003ea31b" style:font-weight-asian="bold" style:font-weight-complex="bold"/>
    </style:style>
    <style:style style:name="P5" style:family="paragraph" style:parent-style-name="Standard">
      <style:text-properties fo:font-variant="normal" fo:text-transform="none" fo:color="#666666" style:font-name="monospace" fo:font-size="9pt" fo:letter-spacing="normal" fo:font-style="normal" fo:font-weight="normal" officeooo:rsid="001f3f33" officeooo:paragraph-rsid="001f3f33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1def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3d1dd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52535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9cc7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455645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472f2d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7e39c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b00e2" officeooo:paragraph-rsid="0031def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352535" officeooo:paragraph-rsid="0039cc7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5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352535" officeooo:paragraph-rsid="0037e39c" style:font-name-asian="Arial1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style-complex="italic" style:font-weight-complex="bold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b00e2" officeooo:paragraph-rsid="003b7dfd" fo:background-color="transparent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3b7dfd" officeooo:paragraph-rsid="003b7dfd" fo:background-color="transparent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orphans="2" fo:widows="1" fo:text-indent="0cm" style:auto-text-indent="false" fo:padding="0cm" fo:border="none"/>
      <style:text-properties fo:font-variant="normal" fo:text-transform="none" fo:color="#000000" style:font-name="Consolas" fo:font-size="12pt" fo:letter-spacing="normal" fo:font-style="normal" fo:font-weight="normal" officeooo:rsid="00251f11" officeooo:paragraph-rsid="00429508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orphans="2" fo:widows="1" fo:text-indent="0cm" style:auto-text-indent="false" fo:padding="0cm" fo:border="none"/>
      <style:text-properties fo:font-variant="normal" fo:text-transform="none" fo:color="#000000" style:font-name="Arial" fo:font-size="12pt" fo:letter-spacing="normal" fo:language="zxx" fo:country="none" fo:font-style="normal" fo:font-weight="normal" officeooo:rsid="002ae07a" officeooo:paragraph-rsid="0039cc7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orphans="2" fo:widows="1" fo:text-indent="0cm" style:auto-text-indent="false" fo:padding="0cm" fo:border="none"/>
      <style:text-properties style:font-name="Arial" fo:font-weight="normal" officeooo:rsid="002b00e2" officeooo:paragraph-rsid="003b7dfd" style:font-weight-asian="bold" style:font-weight-complex="bold"/>
    </style:style>
    <style:style style:name="P21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666666" style:font-name="monospace" fo:font-size="9pt" fo:letter-spacing="normal" fo:font-style="normal" fo:font-weight="normal"/>
    </style:style>
    <style:style style:name="P22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666666" style:font-name="monospace" fo:font-size="9pt" fo:letter-spacing="normal" fo:font-style="normal" fo:font-weight="normal" officeooo:rsid="001f3f33" officeooo:paragraph-rsid="001f3f33"/>
    </style:style>
    <style:style style:name="P23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666666" fo:letter-spacing="normal"/>
    </style:style>
    <style:style style:name="P2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f3f33" officeooo:paragraph-rsid="001f3f33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251f11" style:font-size-asian="12pt" style:font-size-complex="12pt"/>
    </style:style>
    <style:style style:name="P26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261332" style:font-size-asian="12pt" style:font-size-complex="12pt"/>
    </style:style>
    <style:style style:name="P27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29870e" style:font-size-asian="12pt" style:font-size-complex="12pt"/>
    </style:style>
    <style:style style:name="P28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29e279" style:font-size-asian="12pt" style:font-size-complex="12pt"/>
    </style:style>
    <style:style style:name="P29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2befe4" style:font-size-asian="12pt" style:font-size-complex="12pt"/>
    </style:style>
    <style:style style:name="P30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2fecb6" style:font-size-asian="12pt" style:font-size-complex="12pt"/>
    </style:style>
    <style:style style:name="P31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1def9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3d1dd" style:font-size-asian="12pt" style:font-size-complex="12pt"/>
    </style:style>
    <style:style style:name="P33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52535" style:font-size-asian="12pt" style:font-size-complex="12pt"/>
    </style:style>
    <style:style style:name="P34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7e39c" style:font-size-asian="12pt" style:font-size-complex="12pt"/>
    </style:style>
    <style:style style:name="P35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9cc79" style:font-size-asian="12pt" style:font-size-complex="12pt"/>
    </style:style>
    <style:style style:name="P36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b7dfd" style:font-size-asian="12pt" style:font-size-complex="12pt"/>
    </style:style>
    <style:style style:name="P37" style:family="paragraph" style:parent-style-name="Text_20_body">
      <style:paragraph-properties fo:line-height="150%" fo:text-align="start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7e39c" style:font-size-asian="12pt" style:font-size-complex="12pt"/>
    </style:style>
    <style:style style:name="P38" style:family="paragraph" style:parent-style-name="Text_20_body">
      <style:paragraph-properties fo:line-height="150%" fo:text-align="start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1def9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51f11" style:font-size-asian="12pt" style:font-size-complex="12pt"/>
    </style:style>
    <style:style style:name="P40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61332" style:font-size-asian="12pt" style:font-size-complex="12pt"/>
    </style:style>
    <style:style style:name="P41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9870e" style:font-size-asian="12pt" style:font-size-complex="12pt"/>
    </style:style>
    <style:style style:name="P42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61332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9870e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9e279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2b00e2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51f11" officeooo:paragraph-rsid="00429508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ae07a" officeooo:paragraph-rsid="002b00e2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ae07a" officeooo:paragraph-rsid="002fecb6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befe4" officeooo:paragraph-rsid="002befe4" fo:background-color="transparent" style:font-size-asian="12pt" style:font-size-complex="12pt"/>
    </style:style>
    <style:style style:name="P50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c5f99" officeooo:paragraph-rsid="002c5f99" fo:background-color="transparent" style:font-size-asian="12pt" style:font-size-complex="12pt"/>
    </style:style>
    <style:style style:name="P51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language="zxx" fo:country="none" fo:font-style="normal" fo:font-weight="normal" officeooo:rsid="002ae07a" officeooo:paragraph-rsid="00432890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52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font-style="normal" fo:font-weight="normal" officeooo:rsid="001f3f33" officeooo:paragraph-rsid="001f3f33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font-style="normal" fo:font-weight="normal" officeooo:rsid="00251f11" officeooo:paragraph-rsid="00251f11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font-style="normal" fo:font-weight="normal" officeooo:rsid="00251f11" officeooo:paragraph-rsid="00412268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font-style="normal" fo:font-weight="normal" officeooo:rsid="002ae07a" officeooo:paragraph-rsid="002ae07a" style:font-size-asian="12pt" style:font-weight-asian="bold" style:font-size-complex="12pt" style:font-weight-complex="bold"/>
    </style:style>
    <style:style style:name="P56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1def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57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3d1dd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58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9cc7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59" style:family="paragraph" style:parent-style-name="Text_20_body">
      <style:paragraph-properties fo:line-height="150%" fo:text-align="start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7e39c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0" style:family="paragraph" style:parent-style-name="Text_20_body">
      <style:paragraph-properties fo:line-height="150%" fo:text-align="start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ae07a" officeooo:paragraph-rsid="0031def9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1" style:family="paragraph" style:parent-style-name="Text_20_body">
      <style:paragraph-properties fo:line-height="150%" fo:text-align="start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352535" officeooo:paragraph-rsid="0037e39c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2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b00e2" officeooo:paragraph-rsid="0031def9" fo:background-color="transparent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3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b00e2" officeooo:paragraph-rsid="0037e39c" fo:background-color="transparent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4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3b7dfd" officeooo:paragraph-rsid="003b7dfd" fo:background-color="transparent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5" style:family="paragraph" style:parent-style-name="Standard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Consolas" fo:font-size="12pt" fo:letter-spacing="normal" fo:font-style="normal" fo:font-weight="normal" officeooo:rsid="001f3f33" officeooo:paragraph-rsid="00412268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1.27cm" fo:margin-right="0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nsolas" fo:font-size="12pt" fo:letter-spacing="normal" fo:language="zxx" fo:country="none" fo:font-style="normal" fo:font-weight="normal" officeooo:rsid="002b00e2" officeooo:paragraph-rsid="0037e39c" fo:background-color="transparent" style:font-size-asian="12pt" style:language-asian="zxx" style:country-asian="none" style:font-style-asian="italic" style:font-weight-asian="bold" style:font-name-complex="Arial" style:font-size-complex="12pt" style:language-complex="zxx" style:country-complex="none" style:font-weight-complex="bold"/>
    </style:style>
    <style:style style:name="P67" style:family="paragraph" style:parent-style-name="Text_20_body" style:list-style-name="L1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bold" officeooo:rsid="001f3f33" officeooo:paragraph-rsid="001f3f33" style:font-size-asian="12pt" style:font-weight-asian="bold" style:font-size-complex="12pt" style:font-weight-complex="bold"/>
    </style:style>
    <style:style style:name="P68" style:family="paragraph" style:parent-style-name="Text_20_body" style:list-style-name="L1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9" style:family="paragraph" style:parent-style-name="Text_20_body" style:list-style-name="L1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1f3f33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2c2be0" officeooo:paragraph-rsid="002c2be0" fo:background-color="transparent" style:font-size-asian="12pt" style:font-size-complex="12pt"/>
    </style:style>
    <style:style style:name="P71" style:family="paragraph" style:parent-style-name="Text_20_body">
      <style:paragraph-properties fo:line-height="150%" fo:text-align="justify" style:justify-single-word="false" fo:widows="1" fo:padding="0cm" fo:border="none"/>
      <style:text-properties fo:font-variant="normal" fo:text-transform="none" fo:color="#000000" style:font-name="Arial" fo:font-size="12pt" fo:letter-spacing="normal" fo:font-style="normal" fo:font-weight="normal" officeooo:rsid="004849df" officeooo:paragraph-rsid="004849df" fo:background-color="transparent" style:font-size-asian="12pt" style:font-size-complex="12pt"/>
    </style:style>
    <style:style style:name="T1" style:family="text">
      <style:text-properties style:font-name="monospace" fo:font-size="9pt" fo:font-style="normal" fo:font-weight="normal"/>
    </style:style>
    <style:style style:name="T2" style:family="text">
      <style:text-properties style:font-name="Consolas"/>
    </style:style>
    <style:style style:name="T3" style:family="text">
      <style:text-properties style:font-name="Consolas" style:font-weight-asian="bold" style:font-weight-complex="bold"/>
    </style:style>
    <style:style style:name="T4" style:family="text">
      <style:text-properties style:font-name="Consolas" officeooo:rsid="001f3f33" style:font-weight-asian="bold" style:font-weight-complex="bold"/>
    </style:style>
    <style:style style:name="T5" style:family="text">
      <style:text-properties style:font-name="Consolas" officeooo:rsid="00261332" style:font-weight-asian="bold" style:font-weight-complex="bold"/>
    </style:style>
    <style:style style:name="T6" style:family="text">
      <style:text-properties style:font-name="Consolas" officeooo:rsid="0029870e" style:font-weight-asian="bold" style:font-weight-complex="bold"/>
    </style:style>
    <style:style style:name="T7" style:family="text">
      <style:text-properties style:font-name="Consolas" officeooo:rsid="002ae07a" style:font-weight-asian="bold" style:font-weight-complex="bold"/>
    </style:style>
    <style:style style:name="T8" style:family="text">
      <style:text-properties style:font-name="Consolas" officeooo:rsid="002b00e2" style:font-weight-asian="bold" style:font-weight-complex="bold"/>
    </style:style>
    <style:style style:name="T9" style:family="text">
      <style:text-properties style:font-name="Consolas" officeooo:rsid="002c5f99" style:font-weight-asian="bold" style:font-weight-complex="bold"/>
    </style:style>
    <style:style style:name="T10" style:family="text">
      <style:text-properties style:font-name="Consolas" officeooo:rsid="002fecb6" style:font-weight-asian="bold" style:font-weight-complex="bold"/>
    </style:style>
    <style:style style:name="T11" style:family="text">
      <style:text-properties style:font-name="Consolas" officeooo:rsid="00261332"/>
    </style:style>
    <style:style style:name="T12" style:family="text">
      <style:text-properties style:font-name="Consolas" fo:background-color="#ffffcc" loext:char-shading-value="0"/>
    </style:style>
    <style:style style:name="T13" style:family="text">
      <style:text-properties style:font-name="Consolas" fo:background-color="#ffffcc" loext:char-shading-value="0" style:font-weight-asian="bold" style:font-weight-complex="bold"/>
    </style:style>
    <style:style style:name="T14" style:family="text">
      <style:text-properties style:font-name="Consolas" officeooo:rsid="00261332" fo:background-color="#ffffcc" loext:char-shading-value="0" style:font-weight-asian="bold" style:font-weight-complex="bold"/>
    </style:style>
    <style:style style:name="T15" style:family="text">
      <style:text-properties style:font-name="Consolas" officeooo:rsid="001f3f33" fo:background-color="#ffffcc" loext:char-shading-value="0" style:font-weight-asian="bold" style:font-weight-complex="bold"/>
    </style:style>
    <style:style style:name="T16" style:family="text">
      <style:text-properties style:font-name="Consolas" officeooo:rsid="00251f11" fo:background-color="#ffffcc" loext:char-shading-value="0" style:font-weight-asian="bold" style:font-weight-complex="bold"/>
    </style:style>
    <style:style style:name="T17" style:family="text">
      <style:text-properties style:font-name="Consolas" officeooo:rsid="002c2be0" fo:background-color="#ffffcc" loext:char-shading-value="0" style:font-weight-asian="bold" style:font-weight-complex="bold"/>
    </style:style>
    <style:style style:name="T18" style:family="text">
      <style:text-properties style:font-name="Consolas" officeooo:rsid="002fecb6" fo:background-color="#ffffcc" loext:char-shading-value="0" style:font-weight-asian="bold" style:font-weight-complex="bold"/>
    </style:style>
    <style:style style:name="T19" style:family="text">
      <style:text-properties style:font-name="Consolas" officeooo:rsid="00261332" fo:background-color="#ffffcc" loext:char-shading-value="0"/>
    </style:style>
    <style:style style:name="T20" style:family="text">
      <style:text-properties style:font-name="Consolas" officeooo:rsid="001f3f33" fo:background-color="#ffffcc" loext:char-shading-value="0"/>
    </style:style>
    <style:style style:name="T21" style:family="text">
      <style:text-properties style:font-name="Consolas" officeooo:rsid="002b00e2" fo:background-color="#ffffcc" loext:char-shading-value="0"/>
    </style:style>
    <style:style style:name="T22" style:family="text">
      <style:text-properties style:font-name="Consolas" officeooo:rsid="002ae07a" fo:background-color="#ffffcc" loext:char-shading-value="0"/>
    </style:style>
    <style:style style:name="T23" style:family="text">
      <style:text-properties style:font-name="Consolas" officeooo:rsid="00251f11" fo:background-color="#ffffcc" loext:char-shading-value="0"/>
    </style:style>
    <style:style style:name="T24" style:family="text">
      <style:text-properties style:font-name="Consolas" officeooo:rsid="0039cc79" fo:background-color="#ffffcc" loext:char-shading-value="0"/>
    </style:style>
    <style:style style:name="T25" style:family="text">
      <style:text-properties style:font-name="Consolas" officeooo:rsid="00429508" fo:background-color="#ffffcc" loext:char-shading-value="0"/>
    </style:style>
    <style:style style:name="T26" style:family="text">
      <style:text-properties style:font-name="Consolas" officeooo:rsid="00432890" fo:background-color="#ffffcc" loext:char-shading-value="0"/>
    </style:style>
    <style:style style:name="T27" style:family="text">
      <style:text-properties style:font-name="Consolas" officeooo:rsid="004512b4" fo:background-color="#ffffcc" loext:char-shading-value="0" style:font-style-asian="normal" style:font-style-complex="normal"/>
    </style:style>
    <style:style style:name="T28" style:family="text">
      <style:text-properties style:font-name="Consolas" officeooo:rsid="0029870e"/>
    </style:style>
    <style:style style:name="T29" style:family="text">
      <style:text-properties style:font-name="Consolas" officeooo:rsid="0029e279"/>
    </style:style>
    <style:style style:name="T30" style:family="text">
      <style:text-properties style:font-name="Consolas" officeooo:rsid="002ae07a"/>
    </style:style>
    <style:style style:name="T31" style:family="text">
      <style:text-properties style:font-name="Consolas" officeooo:rsid="002b00e2"/>
    </style:style>
    <style:style style:name="T32" style:family="text">
      <style:text-properties style:font-name="Consolas" officeooo:rsid="002fecb6"/>
    </style:style>
    <style:style style:name="T33" style:family="text">
      <style:text-properties style:font-name="Consolas" fo:language="zxx" fo:country="none" officeooo:rsid="002ae07a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34" style:family="text">
      <style:text-properties style:font-name="Consolas" fo:language="zxx" fo:country="none" officeooo:rsid="002b00e2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35" style:family="text">
      <style:text-properties style:font-name="Consolas" fo:language="zxx" fo:country="none" officeooo:rsid="00352535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36" style:family="text">
      <style:text-properties style:font-name="Consolas" fo:language="zxx" fo:country="none" officeooo:rsid="002b00e2" fo:background-color="transparent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37" style:family="text">
      <style:text-properties style:font-name="Consolas" fo:language="zxx" fo:country="none" officeooo:rsid="003b7dfd" fo:background-color="transparent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38" style:family="text">
      <style:text-properties style:font-name="Consolas" fo:language="zxx" fo:country="none" officeooo:rsid="00261332" fo:background-color="#ffffcc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39" style:family="text">
      <style:text-properties style:font-name="Consolas" fo:language="zxx" fo:country="none" officeooo:rsid="001f3f33" fo:background-color="#ffffcc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40" style:family="text">
      <style:text-properties style:font-name="Consolas" fo:language="zxx" fo:country="none" officeooo:rsid="00251f11" fo:background-color="#ffffcc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41" style:family="text">
      <style:text-properties style:font-name="Consolas" fo:language="zxx" fo:country="none" officeooo:rsid="0039cc79" fo:background-color="#ffffcc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42" style:family="text">
      <style:text-properties style:font-name="Consolas" fo:language="zxx" fo:country="none" officeooo:rsid="003b7dfd" fo:background-color="#ffffcc" loext:char-shading-value="0" style:language-asian="zxx" style:country-asian="none" style:font-style-asian="italic" style:font-weight-asian="bold" style:font-name-complex="Arial" style:language-complex="zxx" style:country-complex="none" style:font-weight-complex="bold"/>
    </style:style>
    <style:style style:name="T43" style:family="text">
      <style:text-properties style:font-name="Consolas" fo:font-style="italic" officeooo:rsid="00432890" fo:background-color="#ffffcc" loext:char-shading-value="0" style:font-style-complex="italic"/>
    </style:style>
    <style:style style:name="T44" style:family="text">
      <style:text-properties officeooo:rsid="0033d1dd"/>
    </style:style>
    <style:style style:name="T45" style:family="text">
      <style:text-properties officeooo:rsid="00352535"/>
    </style:style>
    <style:style style:name="T46" style:family="text">
      <style:text-properties fo:font-variant="normal" fo:text-transform="none" fo:color="#000000" style:font-name="Consolas" fo:font-size="12pt" fo:letter-spacing="normal" fo:language="zxx" fo:country="none" fo:font-style="normal" officeooo:rsid="00261332" fo:background-color="#ffffcc" loext:char-shading-value="0" style:font-size-asian="12pt" style:language-asian="zxx" style:country-asian="none" style:font-style-asian="italic" style:font-name-complex="Arial" style:font-size-complex="12pt" style:language-complex="zxx" style:country-complex="none"/>
    </style:style>
    <style:style style:name="T47" style:family="text">
      <style:text-properties fo:font-variant="normal" fo:text-transform="none" fo:color="#000000" style:font-name="Consolas" fo:font-size="12pt" fo:letter-spacing="normal" fo:language="zxx" fo:country="none" fo:font-style="normal" officeooo:rsid="001f3f33" fo:background-color="#ffffcc" loext:char-shading-value="0" style:font-size-asian="12pt" style:language-asian="zxx" style:country-asian="none" style:font-style-asian="italic" style:font-name-complex="Arial" style:font-size-complex="12pt" style:language-complex="zxx" style:country-complex="none"/>
    </style:style>
    <style:style style:name="T48" style:family="text">
      <style:text-properties fo:font-variant="normal" fo:text-transform="none" fo:color="#000000" style:font-name="Consolas" fo:font-size="12pt" fo:letter-spacing="normal" fo:language="zxx" fo:country="none" fo:font-style="normal" officeooo:rsid="003b7dfd" fo:background-color="#ffffcc" loext:char-shading-value="0" style:font-size-asian="12pt" style:language-asian="zxx" style:country-asian="none" style:font-style-asian="italic" style:font-name-complex="Arial" style:font-size-complex="12pt" style:language-complex="zxx" style:country-complex="none"/>
    </style:style>
    <style:style style:name="T49" style:family="text">
      <style:text-properties fo:font-variant="normal" fo:text-transform="none" fo:color="#000000" style:font-name="Consolas" fo:font-size="12pt" fo:letter-spacing="normal" fo:language="zxx" fo:country="none" fo:font-style="normal" officeooo:rsid="00251f11" fo:background-color="#ffffcc" loext:char-shading-value="0" style:font-size-asian="12pt" style:language-asian="zxx" style:country-asian="none" style:font-style-asian="italic" style:font-name-complex="Arial" style:font-size-complex="12pt" style:language-complex="zxx" style:country-complex="none"/>
    </style:style>
    <style:style style:name="T50" style:family="text">
      <style:text-properties fo:font-variant="normal" fo:text-transform="none" fo:color="#000000" style:font-name="Consolas" fo:font-size="12pt" fo:letter-spacing="normal" fo:language="zxx" fo:country="none" fo:font-style="normal" officeooo:rsid="003c2180" fo:background-color="#ffffcc" loext:char-shading-value="0" style:font-size-asian="12pt" style:language-asian="zxx" style:country-asian="none" style:font-style-asian="italic" style:font-name-complex="Arial" style:font-size-complex="12pt" style:language-complex="zxx" style:country-complex="none"/>
    </style:style>
    <style:style style:name="T51" style:family="text">
      <style:text-properties fo:font-variant="normal" fo:text-transform="none" fo:color="#000000" style:font-name="Consolas" fo:font-size="12pt" fo:letter-spacing="normal" fo:language="zxx" fo:country="none" fo:font-style="normal" officeooo:rsid="003d0264" fo:background-color="#ffffcc" loext:char-shading-value="0" style:font-size-asian="12pt" style:language-asian="zxx" style:country-asian="none" style:font-style-asian="italic" style:font-name-complex="Arial" style:font-size-complex="12pt" style:language-complex="zxx" style:country-complex="none"/>
    </style:style>
    <style:style style:name="T52" style:family="text">
      <style:text-properties fo:background-color="#ffffcc" loext:char-shading-value="0"/>
    </style:style>
    <style:style style:name="T53" style:family="text">
      <style:text-properties officeooo:rsid="00261332" fo:background-color="#ffffcc" loext:char-shading-value="0"/>
    </style:style>
    <style:style style:name="T54" style:family="text">
      <style:text-properties officeooo:rsid="001f3f33" fo:background-color="#ffffcc" loext:char-shading-value="0"/>
    </style:style>
    <style:style style:name="T55" style:family="text">
      <style:text-properties officeooo:rsid="00251f11" fo:background-color="#ffffcc" loext:char-shading-value="0"/>
    </style:style>
    <style:style style:name="T56" style:family="text">
      <style:text-properties officeooo:rsid="0039cc79" fo:background-color="#ffffcc" loext:char-shading-value="0"/>
    </style:style>
    <style:style style:name="T57" style:family="text">
      <style:text-properties officeooo:rsid="00412268" fo:background-color="#ffffcc" loext:char-shading-value="0"/>
    </style:style>
    <style:style style:name="T58" style:family="text">
      <style:text-properties officeooo:rsid="0041b1e9" fo:background-color="#ffffcc" loext:char-shading-value="0"/>
    </style:style>
    <style:style style:name="T59" style:family="text">
      <style:text-properties officeooo:rsid="00455645" fo:background-color="#ffffcc" loext:char-shading-value="0"/>
    </style:style>
    <style:style style:name="T60" style:family="text">
      <style:text-properties officeooo:rsid="003b7dfd"/>
    </style:style>
    <style:style style:name="T61" style:family="text">
      <style:text-properties officeooo:rsid="003ffe4b"/>
    </style:style>
    <style:style style:name="T62" style:family="text">
      <style:text-properties officeooo:rsid="00412268"/>
    </style:style>
    <style:style style:name="T63" style:family="text">
      <style:text-properties fo:language="zxx" fo:country="none" officeooo:rsid="00261332" fo:background-color="#ffffcc" loext:char-shading-value="0" style:language-asian="zxx" style:country-asian="none" style:font-style-asian="italic" style:font-name-complex="Arial" style:language-complex="zxx" style:country-complex="none"/>
    </style:style>
    <style:style style:name="T64" style:family="text">
      <style:text-properties fo:language="zxx" fo:country="none" officeooo:rsid="001f3f33" fo:background-color="#ffffcc" loext:char-shading-value="0" style:language-asian="zxx" style:country-asian="none" style:font-style-asian="italic" style:font-name-complex="Arial" style:language-complex="zxx" style:country-complex="none"/>
    </style:style>
    <style:style style:name="T65" style:family="text">
      <style:text-properties fo:language="zxx" fo:country="none" officeooo:rsid="00429508" fo:background-color="#ffffcc" loext:char-shading-value="0" style:language-asian="zxx" style:country-asian="none" style:font-style-asian="italic" style:font-name-complex="Arial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ARON ANDAL ASIX G1 M04 <text:span text:style-name="T61">UF2 - XQuery</text:span></text:p>
      <text:p text:style-name="P3"/>
      <text:p text:style-name="P3">EXERCICIS RESOLTS XQUERY</text:p>
      <text:p text:style-name="P3"/>
      <text:p text:style-name="P2"/>
      <text:p text:style-name="P2">XML</text:p>
      <text:p text:style-name="P5"/>
      <text:p text:style-name="P22">&lt;?xml version="1.0" encoding="UTF-8"?&gt;</text:p>
      <text:p text:style-name="P21">&lt;bookstore&gt;</text:p>
      <text:p text:style-name="P23"><text:s text:c="2"/><text:span text:style-name="T1">&lt;book category="COOKING"&gt;</text:span></text:p>
      <text:p text:style-name="P23"><text:s text:c="4"/><text:span text:style-name="T1">&lt;title lang="en"&gt;Everyday Italian&lt;/title&gt;</text:span></text:p>
      <text:p text:style-name="P23"><text:s text:c="4"/><text:span text:style-name="T1">&lt;author&gt;Giada De Laurentiis&lt;/author&gt;</text:span></text:p>
      <text:p text:style-name="P23"><text:s text:c="4"/><text:span text:style-name="T1">&lt;year&gt;2005&lt;/year&gt;</text:span></text:p>
      <text:p text:style-name="P23"><text:s text:c="4"/><text:span text:style-name="T1">&lt;price&gt;30.00&lt;/price&gt;</text:span></text:p>
      <text:p text:style-name="P23"><text:s text:c="2"/><text:span text:style-name="T1">&lt;/book&gt;</text:span></text:p>
      <text:p text:style-name="P23"><text:s text:c="2"/><text:span text:style-name="T1">&lt;book category="CHILDREN"&gt;</text:span></text:p>
      <text:p text:style-name="P23"><text:s text:c="4"/><text:span text:style-name="T1">&lt;title lang="en"&gt;Harry Potter&lt;/title&gt;</text:span></text:p>
      <text:p text:style-name="P23"><text:s text:c="4"/><text:span text:style-name="T1">&lt;author&gt;J K. Rowling&lt;/author&gt;</text:span></text:p>
      <text:p text:style-name="P23"><text:s text:c="4"/><text:span text:style-name="T1">&lt;year&gt;2005&lt;/year&gt;</text:span></text:p>
      <text:p text:style-name="P23"><text:s text:c="4"/><text:span text:style-name="T1">&lt;price&gt;29.99&lt;/price&gt;</text:span></text:p>
      <text:p text:style-name="P23"><text:s text:c="2"/><text:span text:style-name="T1">&lt;/book&gt;</text:span></text:p>
      <text:p text:style-name="P23"><text:s text:c="2"/><text:span text:style-name="T1">&lt;book category="WEB"&gt;</text:span></text:p>
      <text:p text:style-name="P23"><text:s text:c="4"/><text:span text:style-name="T1">&lt;title lang="en"&gt;XQuery Kick Start&lt;/title&gt;</text:span></text:p>
      <text:p text:style-name="P23"><text:s text:c="4"/><text:span text:style-name="T1">&lt;author&gt;James McGovern&lt;/author&gt;</text:span></text:p>
      <text:p text:style-name="P23"><text:s text:c="4"/><text:span text:style-name="T1">&lt;author&gt;Per Bothner&lt;/author&gt;</text:span></text:p>
      <text:p text:style-name="P23"><text:s text:c="4"/><text:span text:style-name="T1">&lt;author&gt;Kurt Cagle&lt;/author&gt;</text:span></text:p>
      <text:p text:style-name="P23"><text:s text:c="4"/><text:span text:style-name="T1">&lt;author&gt;James Linn&lt;/author&gt;</text:span></text:p>
      <text:p text:style-name="P23"><text:soft-page-break/><text:s text:c="4"/><text:span text:style-name="T1">&lt;author&gt;Vaidyanathan Nagarajan&lt;/author&gt;</text:span></text:p>
      <text:p text:style-name="P23"><text:s text:c="4"/><text:span text:style-name="T1">&lt;year&gt;2003&lt;/year&gt;</text:span></text:p>
      <text:p text:style-name="P23"><text:s text:c="4"/><text:span text:style-name="T1">&lt;price&gt;49.99&lt;/price&gt;</text:span></text:p>
      <text:p text:style-name="P23"><text:s text:c="2"/><text:span text:style-name="T1">&lt;/book&gt;</text:span></text:p>
      <text:p text:style-name="P23"><text:s text:c="2"/><text:span text:style-name="T1">&lt;book category="WEB"&gt;</text:span></text:p>
      <text:p text:style-name="P23"><text:s text:c="4"/><text:span text:style-name="T1">&lt;title lang="en"&gt;Learning XML&lt;/title&gt;</text:span></text:p>
      <text:p text:style-name="P23"><text:s text:c="4"/><text:span text:style-name="T1">&lt;author&gt;Erik T. Ray&lt;/author&gt;</text:span></text:p>
      <text:p text:style-name="P23"><text:s text:c="4"/><text:span text:style-name="T1">&lt;year&gt;2003&lt;/year&gt;</text:span></text:p>
      <text:p text:style-name="P23"><text:s text:c="4"/><text:span text:style-name="T1">&lt;price&gt;39.95&lt;/price&gt;</text:span></text:p>
      <text:p text:style-name="P23"><text:s text:c="2"/><text:span text:style-name="T1">&lt;/book&gt;</text:span></text:p>
      <text:p text:style-name="P21">&lt;/bookstore&gt; </text:p>
      <text:p text:style-name="P1"/>
      <text:p text:style-name="P2">CONSULTES</text:p>
      <text:p text:style-name="P2"/>
      <text:p text:style-name="P24"/>
      <text:list xml:id="list6703646764551261862" text:style-name="L1">
        <text:list-item>
          <text:p text:style-name="P67">Mostrar los títulos de los libros con la etiqueta "titulo".</text:p>
        </text:list-item>
      </text:list>
      <text:p text:style-name="P52">- for $x in doc("books.xml")/bookstore/book</text:p>
      <text:p text:style-name="P53">return $x/title</text:p>
      <text:p text:style-name="P53"/>
      <text:p text:style-name="P65">for $x in doc("books.xml")/bookstore/book</text:p>
      <text:p text:style-name="P54">return <text:span text:style-name="T62">&lt;titulo&gt;{data(</text:span>$x/title<text:span text:style-name="T62">)}&lt;/titulo&gt; </text:span><text:span text:style-name="T53">(:</text:span><text:span text:style-name="T54"> </text:span><text:span text:style-name="T57">Las { } sirven para que lo de dentro de la etiqueta lo interprete como FUNCIÓN y no como texto, </text:span><text:span text:style-name="T58">si no se pone lo interpretará como texto</text:span><text:span text:style-name="T52"> :</text:span><text:span text:style-name="T53">)</text:span></text:p>
      <text:list xml:id="list192700969181806" text:continue-numbering="true" text:style-name="L1">
        <text:list-item>
          <text:p text:style-name="P68">Mostrar los libros cuyo precio sea menor o igual a 30. Primero incluyendo la condición en la cláusula "where" y luego en la ruta del Xpath.</text:p>
        </text:list-item>
      </text:list>
      <text:p text:style-name="P25">- <text:span text:style-name="T4">for $x in doc("books.xml")/bookstore/book </text:span><text:span text:style-name="T14">(:</text:span><text:span text:style-name="T15"> </text:span><text:span text:style-name="T16">Guardamos en la variable $x el archivo y la ruta :</text:span><text:span text:style-name="T14">)</text:span></text:p>
      <text:p text:style-name="P39"><text:soft-page-break/><text:span text:style-name="T4">w</text:span><text:span text:style-name="T3">here $x/price&lt;=30 </text:span><text:span text:style-name="T14">(:</text:span><text:span text:style-name="T13"> Definimos la condición :</text:span><text:span text:style-name="T14">)</text:span></text:p>
      <text:p text:style-name="P53">return $x</text:p>
      <text:list xml:id="list192700969182342" text:continue-numbering="true" text:style-name="L1">
        <text:list-item>
          <text:p text:style-name="P68">Mostrar sólo el título de los libros cuyo precio sea menor o igual a 30.</text:p>
        </text:list-item>
      </text:list>
      <text:p text:style-name="P26">- <text:span text:style-name="T4">for $x in doc("books.xml")/bookstore/book </text:span><text:span text:style-name="T14">(:</text:span><text:span text:style-name="T15"> </text:span><text:span text:style-name="T16">Guardamos en la variable $x el archivo y la ruta :</text:span><text:span text:style-name="T14">)</text:span></text:p>
      <text:p text:style-name="P40"><text:span text:style-name="T4">w</text:span><text:span text:style-name="T3">here $x/price&lt;=30 </text:span><text:span text:style-name="T14">(:</text:span><text:span text:style-name="T13"> Definimos la condición :</text:span><text:span text:style-name="T14">)</text:span></text:p>
      <text:p text:style-name="P42"><text:span text:style-name="T2">return $x/</text:span><text:span text:style-name="T11">title </text:span><text:span text:style-name="T19">(: Le añadimos TITLE para que nos muestre los titulos :)</text:span></text:p>
      <text:list xml:id="list192700969181317" text:continue-numbering="true" text:style-name="L1">
        <text:list-item>
          <text:p text:style-name="P68">Mostrar sólo el título sin atributos de los libros cuyo precio sea menor o igual a 30.</text:p>
        </text:list-item>
      </text:list>
      <text:p text:style-name="P26">- <text:span text:style-name="T4">for $x in doc("books.xml")/bookstore/book </text:span><text:span text:style-name="T14">(:</text:span><text:span text:style-name="T15"> </text:span><text:span text:style-name="T16">Guardamos en la variable $x el archivo y la ruta :</text:span><text:span text:style-name="T14">)</text:span></text:p>
      <text:p text:style-name="P40"><text:span text:style-name="T4">w</text:span><text:span text:style-name="T3">here $x/price&lt;=30 </text:span><text:span text:style-name="T14">(:</text:span><text:span text:style-name="T13"> Definimos la condición :</text:span><text:span text:style-name="T14">)</text:span></text:p>
      <text:p text:style-name="P42"><text:span text:style-name="T2">return </text:span><text:span text:style-name="T11">data(</text:span><text:span text:style-name="T2">$x/</text:span><text:span text:style-name="T11">title) </text:span><text:span text:style-name="T19">(: Sin atributos, sólo el contenido :)</text:span></text:p>
      <text:list xml:id="list192700969182117" text:continue-numbering="true" text:style-name="L1">
        <text:list-item>
          <text:p text:style-name="P68">Mostrar el título y el autor de los libros del año 2005, y etiquetar cada uno de ellos con "lib2005".</text:p>
        </text:list-item>
      </text:list>
      <text:p text:style-name="P27">- <text:s/><text:span text:style-name="T4">for $x in doc("books.xml")/bookstore/book </text:span><text:span text:style-name="T14">(:</text:span><text:span text:style-name="T15"> </text:span><text:span text:style-name="T16">Guardamos en la variable $x el archivo y la ruta :</text:span><text:span text:style-name="T14">)</text:span></text:p>
      <text:p text:style-name="P41"><text:span text:style-name="T4">w</text:span><text:span text:style-name="T3">here $x/</text:span><text:span text:style-name="T6">year</text:span><text:span text:style-name="T3">=</text:span><text:span text:style-name="T6">2005</text:span><text:span text:style-name="T3"> </text:span><text:span text:style-name="T14">(:</text:span><text:span text:style-name="T13"> Definimos la condición :</text:span><text:span text:style-name="T14">)</text:span></text:p>
      <text:p text:style-name="P43"><text:span text:style-name="T2">return </text:span><text:span text:style-name="T28">&lt;lib2015&gt;{$x/title}{$x/author}&lt;/lib2015&gt;</text:span></text:p>
      <text:list xml:id="list192700969171745" text:continue-numbering="true" text:style-name="L1">
        <text:list-item>
          <text:p text:style-name="P69">Mostrar los años de publicación, primero con "for" y luego con "let" para comprobar la diferencia entre ellos. Etiquetar la salida con "publicacion".</text:p>
        </text:list-item>
      </text:list>
      <text:p text:style-name="P28">- <text:span text:style-name="T4">for $x in doc("books.xml")/bookstore/book </text:span><text:span text:style-name="T14">(:</text:span><text:span text:style-name="T15"> </text:span><text:span text:style-name="T16">Guardamos en la variable $x el archivo y la ruta :</text:span><text:span text:style-name="T14">)</text:span></text:p>
      <text:p text:style-name="P44"><text:span text:style-name="T2">return </text:span><text:span text:style-name="T28">&lt;</text:span><text:span text:style-name="T29">publicacion&gt;{$x/year}&lt;/publicacion&gt;</text:span></text:p>
      <text:p text:style-name="P46"><text:span text:style-name="T19">(:</text:span><text:span text:style-name="T20"> </text:span><text:span text:style-name="T25">Con el FOR muestra publicacion muchas veces</text:span><text:span text:style-name="T12"> :</text:span><text:span text:style-name="T19">)</text:span></text:p>
      <text:p text:style-name="P44">******************************************************************************************************</text:p>
      <text:p text:style-name="P45"><text:span text:style-name="T29">-</text:span><text:span text:style-name="T30">let $x := doc("books.xml")//year </text:span><text:span text:style-name="T19">(:</text:span><text:span text:style-name="T20"> </text:span><text:span text:style-name="T21">No hace falta que le asignemos </text:span><text:span text:style-name="T22">oc("books.xml")//</text:span><text:span text:style-name="T21">book/</text:span><text:span text:style-name="T22">year , </text:span><text:span text:style-name="T21">funcionaría igual</text:span><text:span text:style-name="T12"> :</text:span><text:span text:style-name="T19">)</text:span></text:p>
      <text:p text:style-name="P55">return &lt;publicacion&gt;{$x}&lt;/publicacion&gt;</text:p>
      <text:p text:style-name="P46"><text:soft-page-break/><text:span text:style-name="T19">(:</text:span><text:span text:style-name="T20"> </text:span><text:span text:style-name="T25">Con el LET muestra publicacion 1 vez</text:span><text:span text:style-name="T12"> :</text:span><text:span text:style-name="T19">)</text:span></text:p>
      <text:list xml:id="list192700969189253" text:continue-numbering="true" text:style-name="L1">
        <text:list-item>
          <text:p text:style-name="P68">Mostrar los libros ordenados primero por "category" y luego por "title" en una sola consulta.</text:p>
        </text:list-item>
      </text:list>
      <text:p text:style-name="P29">- <text:span text:style-name="T4">for $x in doc("books.xml")/bookstore/book </text:span><text:span text:style-name="T14">(:</text:span><text:span text:style-name="T15"> </text:span><text:span text:style-name="T16">Guardamos en la variable $x el archivo y la ruta :</text:span><text:span text:style-name="T14">)</text:span></text:p>
      <text:p text:style-name="P49"><text:span text:style-name="T3">order by </text:span><text:a xlink:type="simple" xlink:href="mailto:$x/@category"><text:span text:style-name="T3">$x/@category</text:span></text:a><text:span text:style-name="T3">, </text:span><text:span text:style-name="T9">$x/title</text:span><text:span text:style-name="T3"> </text:span><text:span text:style-name="T14">(:</text:span><text:span text:style-name="T15"> </text:span><text:span text:style-name="T17">Ponemos @ delante de category porque es un atributo de la etiqueta</text:span><text:span text:style-name="T16"> :</text:span><text:span text:style-name="T14">)</text:span></text:p>
      <text:p text:style-name="P70"><text:span text:style-name="T5">r</text:span><text:span text:style-name="T3">eturn $x</text:span></text:p>
      <text:p text:style-name="P70"/>
      <text:p text:style-name="P70"><text:span text:style-name="T3">********************</text:span></text:p>
      <text:p text:style-name="P71">for $x in distinct-values(doc("bailes.xml")//profesor)</text:p>
      <text:p text:style-name="P71">order by $x</text:p>
      <text:p text:style-name="P71">return &lt;baile&gt;</text:p>
      <text:p text:style-name="P71"><text:tab/>&lt;profesor&gt;($x)&lt;/profesor&gt;</text:p>
      <text:p text:style-name="P71"><text:tab/>{</text:p>
      <text:p text:style-name="P71"><text:tab/>for $y in distinct-values(doc("bailes.xml")//baile[profesor=$x]/sala)</text:p>
      <text:p text:style-name="P71"><text:tab/>return &lt;sala&gt;($y)&lt;/sala&gt;</text:p>
      <text:p text:style-name="P71"><text:tab/>}</text:p>
      <text:p text:style-name="P71"/>
      <text:p text:style-name="P71">&lt;/baile&gt;</text:p>
      <text:p text:style-name="P50"/>
      <text:list xml:id="list192700985175419" text:continue-numbering="true" text:style-name="L1">
        <text:list-item>
          <text:p text:style-name="P68">Mostrar cuántos libros hay, y etiquetarlo con "total".</text:p>
        </text:list-item>
      </text:list>
      <text:p text:style-name="P30">- <text:span text:style-name="T7">let $x := doc("books.xml")//</text:span><text:span text:style-name="T8">book </text:span><text:span text:style-name="T14">(:</text:span><text:span text:style-name="T15"> </text:span><text:span text:style-name="T18">Le asignamos a la variable $x cualquier etiqueta que se llame "book" con //</text:span><text:span text:style-name="T16"> :</text:span><text:span text:style-name="T14">)</text:span></text:p>
      <text:p text:style-name="P47"><text:span text:style-name="T2">return </text:span><text:span text:style-name="T31">&lt;total&gt;</text:span><text:span text:style-name="T2">{</text:span><text:span text:style-name="T31">count(</text:span><text:span text:style-name="T2">$x</text:span><text:span text:style-name="T31">)</text:span><text:span text:style-name="T2">}</text:span><text:span text:style-name="T31">&lt;/total&gt;</text:span></text:p>
      <text:list xml:id="list192700985189158" text:continue-numbering="true" text:style-name="L1">
        <text:list-item>
          <text:p text:style-name="P68">Mostrar los títulos de los libros y al final una etiqueta con el número total de libros.</text:p>
        </text:list-item>
      </text:list>
      <text:p text:style-name="P31">- <text:span text:style-name="T33">for $x in doc("books.xml")/bookstore/book/title</text:span></text:p>
      <text:p text:style-name="P9"><text:soft-page-break/>return $x, <text:span text:style-name="T53">(:</text:span><text:span text:style-name="T54"> </text:span><text:span text:style-name="T56">Devolvemos la variable $x con un let con sus parametros respectivamente</text:span><text:span text:style-name="T55"> :</text:span><text:span text:style-name="T53">)</text:span></text:p>
      <text:p text:style-name="P6">let $x := doc("books.xml")//book</text:p>
      <text:p text:style-name="P56">return &lt;total&gt;{count($x)}&lt;/total&gt;</text:p>
      <text:list xml:id="list192700985179314" text:continue-numbering="true" text:style-name="L1">
        <text:list-item>
          <text:p text:style-name="P68">Mostrar el precio mínimo y máximo de los libros.</text:p>
        </text:list-item>
      </text:list>
      <text:p text:style-name="P38">- <text:span text:style-name="T33">let $x := min(doc("books.xml")//price), $y:= max(doc("books.xml")//price)</text:span></text:p>
      <text:p text:style-name="P35"><text:span text:style-name="T38">(:</text:span><text:span text:style-name="T39"> </text:span><text:span text:style-name="T41">Asignamos 2 variables x &amp; y y utilizamos las funciones min y max</text:span><text:span text:style-name="T40"> :</text:span><text:span text:style-name="T38">)</text:span></text:p>
      <text:p text:style-name="P60">return &lt;minimo&gt;{$x}&lt;/minimo&gt; | &lt;maximo&gt;{$y}&lt;/maximo&gt;</text:p>
      <text:p text:style-name="P51"><text:span text:style-name="T19">(:</text:span><text:span text:style-name="T20"> </text:span><text:span text:style-name="T26">El | </text:span><text:span text:style-name="T43">(PIPE) </text:span><text:span text:style-name="T27">es un OR</text:span><text:span text:style-name="T23"> :</text:span><text:span text:style-name="T19">)</text:span></text:p>
      <text:list xml:id="list192700985188566" text:continue-numbering="true" text:style-name="L1">
        <text:list-item>
          <text:p text:style-name="P68">Mostrar el título del libro, su precio y su precio con el IVA incluido, cada uno con su propia etiqueta. Ordénalos por precio con IVA.</text:p>
        </text:list-item>
      </text:list>
      <text:p text:style-name="P31">- <text:span text:style-name="T33">for $x in doc("books.xml")/bookstore/book</text:span></text:p>
      <text:p text:style-name="P35"><text:span text:style-name="T38">(:</text:span><text:span text:style-name="T39"> </text:span><text:span text:style-name="T41">Indicamos que la variable $x está en el archivo books.xml en la etiqueta /bookstore/book</text:span><text:span text:style-name="T40"> :</text:span><text:span text:style-name="T38">)</text:span></text:p>
      <text:p text:style-name="P6">order by $x/total</text:p>
      <text:p text:style-name="P19"><text:span text:style-name="T19">(:</text:span><text:span text:style-name="T20"> </text:span><text:span text:style-name="T24">Lo ordenamos por el total</text:span><text:span text:style-name="T23"> :</text:span><text:span text:style-name="T19">)</text:span></text:p>
      <text:p text:style-name="P58">return $x/title | $x/price | &lt;total&gt;{$x/price*1.21}&lt;/total&gt; <text:span text:style-name="T53">(:</text:span><text:span text:style-name="T54"> </text:span><text:span text:style-name="T56">Devolvemos el precio , el precio con IVA con la etiqueta TOTAL</text:span><text:span text:style-name="T55"> :</text:span><text:span text:style-name="T53">)</text:span></text:p>
      <text:list xml:id="list192700985180353" text:continue-numbering="true" text:style-name="L1">
        <text:list-item>
          <text:p text:style-name="P68">Mostrar la suma total de los precios de los libros con la etiqueta "total".</text:p>
        </text:list-item>
      </text:list>
      <text:p text:style-name="P30">- <text:span text:style-name="T7">let $x := doc("books.xml")//</text:span><text:span text:style-name="T10">price</text:span></text:p>
      <text:p text:style-name="P48"><text:span text:style-name="T2">return </text:span><text:span text:style-name="T31">&lt;total&gt;</text:span><text:span text:style-name="T2">{</text:span><text:span text:style-name="T32">sum</text:span><text:span text:style-name="T31">(</text:span><text:span text:style-name="T2">$x</text:span><text:span text:style-name="T31">)</text:span><text:span text:style-name="T2">}</text:span><text:span text:style-name="T31">&lt;/total&gt;</text:span></text:p>
      <text:list xml:id="list192700985188327" text:continue-numbering="true" text:style-name="L1">
        <text:list-item>
          <text:p text:style-name="P68">Mostrar cada uno de los precios de los libros, y al final una nueva etiqueta con la suma de los precios.</text:p>
        </text:list-item>
      </text:list>
      <text:p text:style-name="P31">- <text:span text:style-name="T33">for $x in doc("books.xml")/bookstore/book/price</text:span></text:p>
      <text:p text:style-name="P10">return <text:s/>$x, <text:span text:style-name="T53">(:</text:span><text:span text:style-name="T54"> </text:span><text:span text:style-name="T59">La coma sirve para separa consultas</text:span><text:span text:style-name="T55"> :</text:span><text:span text:style-name="T53">)</text:span></text:p>
      <text:p text:style-name="P6">let $x := doc("books.xml")//price</text:p>
      <text:p text:style-name="P56">return &lt;total&gt;{sum($x)}&lt;/total&gt;</text:p>
      <text:list xml:id="list192700985170415" text:continue-numbering="true" text:style-name="L1">
        <text:list-item>
          <text:p text:style-name="P68"><text:soft-page-break/>Mostrar el título y el número de autores que tiene cada título en etiquetas diferentes.</text:p>
        </text:list-item>
      </text:list>
      <text:p text:style-name="P32">- <text:span text:style-name="T33">for $x in doc("books.xml")/bookstore/book/price</text:span></text:p>
      <text:p text:style-name="P11">return <text:s/>$x, <text:span text:style-name="T53">(:</text:span><text:span text:style-name="T54"> </text:span><text:span text:style-name="T59">La coma sirve para separa consultas</text:span><text:span text:style-name="T55"> :</text:span><text:span text:style-name="T53">)</text:span></text:p>
      <text:p text:style-name="P7"><text:span text:style-name="T44">l</text:span>et $x := doc("books.xml")//price</text:p>
      <text:p text:style-name="P57">return &lt;total&gt;{sum($x)}&lt;/total&gt;</text:p>
      <text:list xml:id="list192700985190617" text:continue-numbering="true" text:style-name="L1">
        <text:list-item>
          <text:p text:style-name="P68">Mostrar en la misma etiqueta el título y entre paréntesis el número de autores que tiene ese título.</text:p>
        </text:list-item>
      </text:list>
      <text:p text:style-name="P33">- <text:span text:style-name="T33">for $x in doc("books.xml")/bookstore/book</text:span></text:p>
      <text:p text:style-name="P8">return <text:s/><text:span text:style-name="T45">&lt;autores&gt;{data($x/title)}({count($x/author)})&lt;/autores&gt;</text:span></text:p>
      <text:list xml:id="list192700985162440" text:continue-numbering="true" text:style-name="L1">
        <text:list-item>
          <text:p text:style-name="P68">Mostrar los libros escritos en años que terminen en "3".</text:p>
        </text:list-item>
      </text:list>
      <text:p text:style-name="P37">- <text:span text:style-name="T33">for $x in doc("books.xml")//book</text:span></text:p>
      <text:p text:style-name="P12">where matches($x/year,'3$')</text:p>
      <text:p text:style-name="P59">return $x</text:p>
      <text:list xml:id="list192700985173994" text:continue-numbering="true" text:style-name="L1">
        <text:list-item>
          <text:p text:style-name="P68">Mostrar los libros cuya categoría empiece por "C".</text:p>
        </text:list-item>
      </text:list>
      <text:p text:style-name="P37">- <text:span text:style-name="T35">for $x in doc("books.xml")//book</text:span></text:p>
      <text:p text:style-name="P14">where matches(<text:a xlink:type="simple" xlink:href="mailto:$x/@category">$x/@category</text:a>,'^C') <text:span text:style-name="T53">(:</text:span><text:span text:style-name="T54"> </text:span><text:span text:style-name="T56">El @ significa el atributo de <text:s/>la etiqueta category</text:span><text:span text:style-name="T55"> :</text:span><text:span text:style-name="T53">)</text:span></text:p>
      <text:p text:style-name="P61">return $x</text:p>
      <text:list xml:id="list192700985170662" text:continue-numbering="true" text:style-name="L1">
        <text:list-item>
          <text:p text:style-name="P68">Mostrar los libros que tengan una "X" mayúscula o minúscula en el título.</text:p>
        </text:list-item>
      </text:list>
      <text:p text:style-name="P37">- <text:span text:style-name="T35">for $x in doc("books.xml")//book</text:span></text:p>
      <text:p text:style-name="P15">where matches($x/title,'x', 'i')</text:p>
      <text:p text:style-name="P61">return $x</text:p>
      <text:list xml:id="list192700985174328" text:continue-numbering="true" text:style-name="L1">
        <text:list-item>
          <text:p text:style-name="P68">Mostrar el título y el número de caracteres que tiene cada título, cada uno con su propia etiqueta.</text:p>
        </text:list-item>
      </text:list>
      <text:p text:style-name="P37">- <text:span text:style-name="T35">for $x in distinct-values(doc("books.xml")//title)</text:span></text:p>
      <text:p text:style-name="P61">return &lt;titulo&gt;{$x}&lt;/titulo&gt; | &lt;numcaracteres&gt;{string-length($x)}&lt;/numcaracteres&gt;</text:p>
      <text:list xml:id="list192700985165084" text:continue-numbering="true" text:style-name="L1">
        <text:list-item>
          <text:p text:style-name="P68"><text:soft-page-break/>Mostrar todos los años en los que se ha publicado un libro eliminando los repetidos. Etiquétalos con "año".</text:p>
        </text:list-item>
      </text:list>
      <text:p text:style-name="P36">- <text:span text:style-name="T34">for $x in distinct-values(doc("books.xml")/bookstore/book/year) </text:span><text:span text:style-name="T38">(:</text:span><text:span text:style-name="T39"> </text:span><text:span text:style-name="T42">Distinct-values es para eliminar las repetidas</text:span><text:span text:style-name="T40"> :</text:span><text:span text:style-name="T38">)</text:span></text:p>
      <text:p text:style-name="P13">order by $x</text:p>
      <text:p text:style-name="P62">return &lt;año&gt;{$x}&lt;/año&gt;</text:p>
      <text:list xml:id="list192700985190100" text:continue-numbering="true" text:style-name="L1">
        <text:list-item>
          <text:p text:style-name="P68">Mostrar todos los autores eliminando los que se repiten y ordenados por el número de caracteres que tiene cada autor.</text:p>
        </text:list-item>
      </text:list>
      <text:p text:style-name="P34">- <text:span text:style-name="T36">for $x in distinct-values(doc("books.xml")//author)</text:span></text:p>
      <text:p text:style-name="P66">order by string-length($x)</text:p>
      <text:p text:style-name="P63">return &lt;autor&gt;{$x}&lt;/autor&gt; </text:p>
      <text:list xml:id="list192700985164723" text:continue-numbering="true" text:style-name="L1">
        <text:list-item>
          <text:p text:style-name="P68">Mostrar los títulos en una tabla de HTML.</text:p>
        </text:list-item>
      </text:list>
      <text:p text:style-name="P36">- </text:p>
      <text:p text:style-name="P64">&lt;table&gt;</text:p>
      <text:p text:style-name="P64">{</text:p>
      <text:p text:style-name="P36"><text:span text:style-name="T37"><text:tab/></text:span><text:span text:style-name="T36">for $x in doc("books.xml")/bookstore/book</text:span></text:p>
      <text:p text:style-name="P16"><text:tab/>return </text:p>
      <text:p text:style-name="P16"><text:tab/>&lt;<text:span text:style-name="T60">tr</text:span>&gt;</text:p>
      <text:p text:style-name="P17"><text:tab/><text:tab/>&lt;td&gt;</text:p>
      <text:p text:style-name="P16"><text:tab/><text:tab/><text:tab/>{data($x/title)}</text:p>
      <text:p text:style-name="P17"><text:tab/><text:tab/>&lt;/td&gt;</text:p>
      <text:p text:style-name="P16"><text:tab/>&lt;/t<text:span text:style-name="T60">r</text:span>&gt;</text:p>
      <text:p text:style-name="P17">}</text:p>
      <text:p text:style-name="P17">&lt;/table&gt;</text:p>
      <text:p text:style-name="P20"><text:span text:style-name="T46">(:</text:span><text:span text:style-name="T47"> </text:span><text:span text:style-name="T48">Le añadimos la funcion data() es para solo el texto </text:span><text:span text:style-name="T50">entonces nos mostrará en formato </text:span><text:span text:style-name="T51">de tabla HTML</text:span><text:span text:style-name="T49"> :</text:span><text:span text:style-name="T46">)</text:span></text:p>
      <text:p text:style-name="P20"/>
      <text:p text:style-name="P20"/>
      <text:p text:style-name="P20"><text:soft-page-break/></text:p>
      <text:p text:style-name="P20"/>
      <text:p text:style-name="P20"/>
      <text:p text:style-name="P18"><text:span text:style-name="T63">(:</text:span><text:span text:style-name="T64"> </text:span><text:span text:style-name="T65">Para añadir más consultas FOR + LET se añade una "," después del return</text:span><text:span text:style-name="T63">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6M40S</meta:editing-duration>
    <meta:editing-cycles>34</meta:editing-cycles>
    <meta:generator>LibreOffice/4.2.5.2$Windows_x86 LibreOffice_project/61cb170a04bb1f12e77c884eab9192be736ec5f5</meta:generator>
    <dc:date>2016-03-11T19:27:00.903000000</dc:date>
    <meta:document-statistic meta:table-count="0" meta:image-count="0" meta:object-count="0" meta:page-count="8" meta:paragraph-count="151" meta:word-count="1035" meta:character-count="7225" meta:non-whitespace-character-count="6242"/>
    <meta:user-defined meta:name="Info 1"/>
    <meta:user-defined meta:name="Info 2"/>
    <meta:user-defined meta:name="Info 3"/>
    <meta:user-defined meta:name="Info 4"/>
  </office:meta>
</office:document-meta>
</file>